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de">
      <style:text-properties fo:color="#cccc99" fo:background-color="transparent"/>
    </style:style>
    <style:style style:name="P2" style:family="paragraph" style:parent-style-name="Text_20_body">
      <style:text-properties fo:color="#cccc99" fo:background-color="transparent"/>
    </style:style>
    <style:style style:name="P3" style:family="paragraph" style:parent-style-name="Code">
      <style:paragraph-properties fo:margin-left="0.4cm" fo:margin-right="0cm" fo:text-indent="0cm" style:auto-text-indent="false"/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Heading_20_1" style:master-page-name="Standard">
      <style:paragraph-properties style:page-number="auto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">1Intro<text:tab/>2</text:p>
          <text:p text:style-name="P5">2Image prepare<text:tab/>2</text:p>
          <text:p text:style-name="P4">2.1Parting<text:tab/>2</text:p>
          <text:p text:style-name="P4">2.2bootline<text:tab/>2</text:p>
          <text:p text:style-name="P4">2.3Extending config.txt<text:tab/>2</text:p>
          <text:p text:style-name="P5">3Creating<text:tab/>3</text:p>
          <text:p text:style-name="P5">4First Install and Update<text:tab/>3</text:p>
          <text:p text:style-name="P5">5Run Tests<text:tab/>4</text:p>
          <text:p text:style-name="P4">5.1Audio Test<text:tab/>4</text:p>
          <text:p text:style-name="P4">5.2Ensemble8<text:tab/>4</text:p>
          <text:p text:style-name="P4">5.3Standard Java Demos<text:tab/>5</text:p>
          <text:p text:style-name="P5">6Prep 4 X<text:tab/>5</text:p>
          <text:p text:style-name="P5">7Add JRE<text:tab/>6</text:p>
          <text:p text:style-name="P5">8Links<text:tab/>7</text:p>
          <text:p text:style-name="P4">8.1alarm<text:tab/>7</text:p>
          <text:p text:style-name="P4">8.2Liberica jre<text:tab/>7</text:p>
          <text:p text:style-name="P4">8.3Azul Zulu<text:tab/>7</text:p>
          <text:p text:style-name="P4">8.4Hints<text:tab/>7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6" text:outline-level="1">Intro</text:h>
      <text:p text:style-name="Text_20_body">How to prepare and create an SD-Card or USB Stick Boot-Image for RasPi 2 or 3</text:p>
      <text:p text:style-name="Text_20_body">to be able to run the AS Software.</text:p>
      <text:p text:style-name="Text_20_body">Basic Elements: Linux is ArchLinuxArm because it has most flexibility and newest drivers.</text:p>
      <text:p text:style-name="Text_20_body">The Installation is with Xorg and jre for JavaFX. All activations are made with SYSTEMD.</text:p>
      <text:p text:style-name="Text_20_body">Watchmen is running in parallel to GUI. (Simple WebServer for system analysis)</text:p>
      <text:p text:style-name="Text_20_body">Hardware: RasPi 2 or 3 with ToucScreen 800x480 and USB Audio Interface.</text:p>
      <text:p text:style-name="Text_20_body">Audio Interfaces are more stable in arch linux than in raspbian (why)</text:p>
      <text:p text:style-name="Text_20_body">Symtom: audacity sometimes stopps recording</text:p>
      <text:h text:style-name="Heading_20_1" text:outline-level="1">Image prepare</text:h>
      <text:h text:style-name="Heading_20_2" text:outline-level="2">Parting</text:h>
      <text:p text:style-name="Text_20_body">Plan: part1 256M part2 7G</text:p>
      <text:p text:style-name="Text_20_body">Part1:</text:p>
      <text:p text:style-name="Text_20_body">Part 1Sector Start 2048</text:p>
      <text:p text:style-name="Text_20_body">Size Part1[sectors]: ( 256 * 1024 * 1024 – 2048 * 512) / 512 = 522240</text:p>
      <text:p text:style-name="Text_20_body">Part 2:</text:p>
      <text:p text:style-name="Text_20_body">Start Part2[Sectors]: 256 * 2^20 / 512 = 524288</text:p>
      <text:p text:style-name="Text_20_body">Size Part2[Sectors]: 7 * 2^30 /512 = 14680064</text:p>
      <text:p text:style-name="Text_20_body"/>
      <text:p text:style-name="Text_20_body">dd size: (7 * 2^30 + 256 * 2^20) / 2^20 = 7424</text:p>
      <text:p text:style-name="Text_20_body">TRAP: Knoppix background file system vFat does not allow 7G Filesize</text:p>
      <text:p text:style-name="Text_20_body">UNTRAP: use with overlay .. allowes big files inside knoppix ( not at mouunt system)</text:p>
      <text:h text:style-name="Heading_20_2" text:outline-level="2">bootline</text:h>
      <text:p text:style-name="Text_20_body">For USB Stick .. change bootdrive to sda1 (ala?)</text:p>
      <text:h text:style-name="Heading_20_2" text:outline-level="2">Extending config.txt</text:h>
      <text:p text:style-name="Text_20_body">Remove black borders</text:p>
      <text:p text:style-name="Code">disable_overscan=1 </text:p>
      <text:p text:style-name="Text_20_body">For hifiberry amp and amp+</text:p>
      <text:p text:style-name="Code">dtoverlay=hifiberry-amp</text:p>
      <text:p text:style-name="Text_20_body">For Hifiberry amp2</text:p>
      <text:p text:style-name="Code">dtoverlay=hifiberry-daclpus</text:p>
      <text:p text:style-name="Text_20_body"/>
      <text:p text:style-name="Text_20_body">For Touchscreen</text:p>
      <text:p text:style-name="P3">max_usb_current=1<text:line-break/>hdmi_force_hotplug=1<text:line-break/><text:soft-page-break/>config_hdmi_boost=7<text:line-break/>hdmi_group=2<text:line-break/>hdmi_mode=1<text:line-break/>hdmi_mode=87<text:line-break/>hdmi_drive=1<text:line-break/>hdmi_cvt 800 480 60 6 0 0 0</text:p>
      <text:p text:style-name="Code"/>
      <text:p text:style-name="Text_20_body">Uart</text:p>
      <text:p text:style-name="Code">enable_uart=1</text:p>
      <text:h text:style-name="Heading_20_1" text:outline-level="1">Creating</text:h>
      <text:p text:style-name="Text_20_body">TRAP: ArchLinux requires bigger first partition than Raspbian.</text:p>
      <text:p text:style-name="Text_20_body">tar -xvzf &lt;file.tar.gz&gt; -C &lt;destination&gt;</text:p>
      <text:p text:style-name="Text_20_body">??? -p preserve file attributes</text:p>
      <text:p text:style-name="Text_20_body">Use script</text:p>
      <text:p text:style-name="Text_20_body">age.sh</text:p>
      <text:p text:style-name="Text_20_body">to get the ala archieve file</text:p>
      <text:p text:style-name="Text_20_body">TRAP: use rpi-2 image for raspi 3 too</text:p>
      <text:p text:style-name="Text_20_body"><text:s/></text:p>
      <text:p text:style-name="Text_20_body">Use script</text:p>
      <text:p text:style-name="Text_20_body">make_image.sh</text:p>
      <text:p text:style-name="Text_20_body">To create an image for arch linux </text:p>
      <text:p text:style-name="Text_20_body">change config.txt for USB Stick usage</text:p>
      <text:p text:style-name="Text_20_body"/>
      <text:p text:style-name="Text_20_body">TODO every script mount and unmount losetup</text:p>
      <text:p text:style-name="Text_20_body"/>
      <text:h text:style-name="Heading_20_1" text:outline-level="1">First Install and Update</text:h>
      <text:p text:style-name="Text_20_body">After starting image … log into arch linux with putty</text:p>
      <text:p text:style-name="Text_20_body">Login as alarm; su to root (both name = passwd) (no root on ssh)</text:p>
      <text:p text:style-name="Code">loadkeys de</text:p>
      <text:p text:style-name="Text_20_body">at Terminal usage.</text:p>
      <text:p text:style-name="Text_20_body">Two commands by install advise</text:p>
      <text:p text:style-name="Code">pacman-key --init</text:p>
      <text:p text:style-name="Code">pacman-key --populate archlinuxarm</text:p>
      <text:p text:style-name="Code"/>
      <text:p text:style-name="Text_20_body">Init the update system</text:p>
      <text:p text:style-name="Code">pacman -Sy</text:p>
      <text:p text:style-name="Code">pacman -Su</text:p>
      <text:p text:style-name="Text_20_body"/>
      <text:p text:style-name="Text_20_body">Special tool found necessary</text:p>
      <text:p text:style-name="Code">pacman -S mc</text:p>
      <text:p text:style-name="Text_20_body"/>
      <text:p text:style-name="Text_20_body"><text:soft-page-break/>nstall xorg in arch with optional lxde</text:p>
      <text:p text:style-name="Code">pacman -S xorg</text:p>
      <text:p text:style-name="Code">pacman -S xterm</text:p>
      <text:p text:style-name="Code">pacman -S lxde</text:p>
      <text:p text:style-name="Code">pacman -S xorg-xinit</text:p>
      <text:p text:style-name="P2">start with</text:p>
      <text:p text:style-name="P1">startx startlxde</text:p>
      <text:p text:style-name="P2"/>
      <text:p text:style-name="Text_20_body">PROBLEM: xorg istall is incomplete; after 2<text:span text:style-name="T1">nd</text:span> reboot sd card is corrupted and usb does not start<text:line-break/>maybe: arch linux runs only from sd card</text:p>
      <text:p text:style-name="Text_20_body">SUXXESS:</text:p>
      <text:p text:style-name="Text_20_body">Everything from SD Card; not USB Stick</text:p>
      <text:p text:style-name="Code">pacman -S xf86-video-fbdev</text:p>
      <text:p text:style-name="Text_20_body">File</text:p>
      <text:p text:style-name="Code">~/.xinitrc</text:p>
      <text:p text:style-name="Text_20_body">contains</text:p>
      <text:p text:style-name="Code">startlxde</text:p>
      <text:p text:style-name="Text_20_body">start with</text:p>
      <text:p text:style-name="Code">startx</text:p>
      <text:p text:style-name="Text_20_body">you should see running lxde</text:p>
      <text:p text:style-name="Text_20_body"/>
      <text:h text:style-name="Heading_20_1" text:outline-level="1">Run Tests</text:h>
      <text:h text:style-name="Heading_20_2" text:outline-level="2">Audio Test</text:h>
      <text:p text:style-name="Text_20_body">Install audacity</text:p>
      <text:p text:style-name="Code">pacman -S audacity</text:p>
      <text:p text:style-name="Text_20_body">Audio Interfaces are not visible</text:p>
      <text:p text:style-name="Text_20_body">must install</text:p>
      <text:p text:style-name="Code">pacman -S alsa-lib</text:p>
      <text:p text:style-name="Text_20_body">then audio interfaces are visible in audacity</text:p>
      <text:p text:style-name="Code">pacman -S alsa-utils</text:p>
      <text:p text:style-name="Text_20_body">then alsamixer is avaiable</text:p>
      <text:h text:style-name="Heading_20_2" text:outline-level="2">Ensemble8</text:h>
      <text:p text:style-name="Text_20_body">Test with bellsoft jre 9.....</text:p>
      <text:p text:style-name="Text_20_body">Must run as root or problem with input</text:p>
      <text:p text:style-name="Text_20_body"/>
      <text:p text:style-name="Text_20_body">Bellsoft 11.0.2 lite does not contain FX</text:p>
      <text:p text:style-name="Text_20_body">Must run big</text:p>
      <text:p text:style-name="Text_20_body">Error message</text:p>
      <text:p text:style-name="Code">JavaFX detected no fonts! Please refer to release notes for proper font configuration</text:p>
      <text:p text:style-name="Text_20_body">Check with</text:p>
      <text:p text:style-name="Code"><text:soft-page-break/>/usr/share/fonts</text:p>
      <text:p text:style-name="Text_20_body">contains something</text:p>
      <text:p text:style-name="Code">fc-list</text:p>
      <text:p text:style-name="Text_20_body">shows many fonts</text:p>
      <text:p text:style-name="Text_20_body">Adding lib/fonts with lucidia from other jdk goes to next step</text:p>
      <text:p text:style-name="Text_20_body">Hint</text:p>
      <text:p text:style-name="Text_20_body"><text:a xlink:type="simple" xlink:href="https://www.raspberrypi.org/forums/viewtopic.php?t=71111" text:style-name="Internet_20_link" text:visited-style-name="Visited_20_Internet_20_Link">https://www.raspberrypi.org/forums/viewtopic.php?t=71111</text:a> </text:p>
      <text:p text:style-name="Text_20_body"><text:a xlink:type="simple" xlink:href="https://wiki.openjdk.java.net/display/OpenJFX/Font+Setup" text:style-name="Internet_20_link" text:visited-style-name="Visited_20_Internet_20_Link">https://wiki.openjdk.java.net/display/OpenJFX/Font+Setup</text:a> </text:p>
      <text:p text:style-name="Text_20_body">Next</text:p>
      <text:p text:style-name="Text_20_body">glGetError 0x505 == out of memory reported by the opengl gpu driver.</text:p>
      <text:p text:style-name="Text_20_body">gpu_mem=256</text:p>
      <text:p text:style-name="Text_20_body">Suxessful start script from ssh terminal</text:p>
      <text:p text:style-name="Code">DISPLAY=:0.0 j9/bin/java -Dprism.useFontConfig=false -jar Ensemble8.jar</text:p>
      <text:p text:style-name="Text_20_body">Mouse input on Ensemble8 … <text:s/>No keyboard input ???</text:p>
      <text:p text:style-name="Text_20_body">--- no keyboard ???</text:p>
      <text:h text:style-name="Heading_20_2" text:outline-level="2">Standard Java Demos</text:h>
      <text:p text:style-name="Text_20_body">Test mit:</text:p>
      <text:p text:style-name="Code">jre8-openjdk </text:p>
      <text:p text:style-name="Text_20_body">Standard Java Demos</text:p>
      <text:p text:style-name="Text_20_body"/>
      <text:p text:style-name="Text_20_body">krötenlangsam</text:p>
      <text:p text:style-name="Text_20_body">alle Bellsoft stürzen ab</text:p>
      <text:p text:style-name="Text_20_body">Cross Test</text:p>
      <text:p text:style-name="Text_20_body">jre-openjdk</text:p>
      <text:p text:style-name="Text_20_body">was 11 ist</text:p>
      <text:p text:style-name="Text_20_body">Stürzt auch ab</text:p>
      <text:p text:style-name="Text_20_body">11er Demos holen:</text:p>
      <text:p text:style-name="Text_20_body">Aus zulu package (Azul Zulu)</text:p>
      <text:p text:style-name="Text_20_body">Bellsoft J11b mit 11er Demo … geht so</text:p>
      <text:p text:style-name="Text_20_body">-Xcomp</text:p>
      <text:p text:style-name="Text_20_body">extem lange ladezeiten; dann nett</text:p>
      <text:p text:style-name="Text_20_body">jre-openjdk mit 11er Demo: Zuckt ruckelt aber dann schnell</text:p>
      <text:p text:style-name="Text_20_body">jre8-openjdk: -Xcomp : magic switch no effect</text:p>
      <text:p text:style-name="Text_20_body">jre11-openjdk ohne magic switch etwas langsamer aber startet viel schneller</text:p>
      <text:p text:style-name="Text_20_body">Ensble8 and bellsoft jre11 <text:span text:style-name="T2">ohne</text:span> X: surprise runs too … without keyboard</text:p>
      <text:p text:style-name="Text_20_body">can only be stopped with a </text:p>
      <text:p text:style-name="Code">killall java</text:p>
      <text:p text:style-name="Text_20_body"/>
      <text:h text:style-name="Heading_20_2" text:outline-level="2"><text:soft-page-break/>Sun/Oracle jre</text:h>
      <text:p text:style-name="Text_20_body">Access download requires name password !</text:p>
      <text:p text:style-name="Text_20_body"/>
      <text:p text:style-name="Text_20_body"/>
      <text:h text:style-name="Heading_20_1" text:outline-level="1">Prep 4 X</text:h>
      <text:p text:style-name="Text_20_body">For german kezboard and Timezon the File</text:p>
      <text:p text:style-name="Text_20_body">~/.xinitrc</text:p>
      <text:p text:style-name="Text_20_body">must contain</text:p>
      <text:p text:style-name="Code">setxkbmap de &amp;</text:p>
      <text:p text:style-name="Code">timedatectl set-timeyone Europe/Berlin &amp;</text:p>
      <text:p text:style-name="Code">startlxde</text:p>
      <text:p text:style-name="Code"/>
      <text:h text:style-name="Heading_20_1" text:outline-level="1">Add JRE</text:h>
      <text:p text:style-name="Text_20_body"/>
      <text:p text:style-name="Text_20_body"/>
      <text:p text:style-name="Text_20_body"/>
      <text:h text:style-name="P6" text:outline-level="1">Links</text:h>
      <text:h text:style-name="Heading_20_2" text:outline-level="2">alarm</text:h>
      <text:p text:style-name="Text_20_body"><text:a xlink:type="simple" xlink:href="http://archlinuxarm.org/" text:style-name="Internet_20_link" text:visited-style-name="Visited_20_Internet_20_Link">http://archlinuxarm.org</text:a></text:p>
      <text:p text:style-name="Text_20_body"><text:a xlink:type="simple" xlink:href="https://archlinuxarm.org/platforms/armv8/broadcom/raspberry-pi-3" text:style-name="Internet_20_link" text:visited-style-name="Visited_20_Internet_20_Link">https://archlinuxarm.org/platforms/armv8/broadcom/raspberry-pi-3</text:a> </text:p>
      <text:p text:style-name="Text_20_body"/>
      <text:p text:style-name="Text_20_body">Hints about X Server</text:p>
      <text:p text:style-name="Text_20_body"><text:a xlink:type="simple" xlink:href="https://wiki.archlinux.org/index.php/xorg" text:style-name="Internet_20_link" text:visited-style-name="Visited_20_Internet_20_Link">https://wiki.archlinux.org/index.php/xorg</text:a> </text:p>
      <text:h text:style-name="Heading_20_2" text:outline-level="2">OpenJDK</text:h>
      <text:p text:style-name="Text_20_body"><text:a xlink:type="simple" xlink:href="https://wiki.openjdk.java.net/display/OpenJFX/Monocle" text:style-name="Internet_20_link" text:visited-style-name="Visited_20_Internet_20_Link">https://wiki.openjdk.java.net/display/OpenJFX/Monocle</text:a> </text:p>
      <text:p text:style-name="Text_20_body"><text:a xlink:type="simple" xlink:href="https://wiki.openjdk.java.net/display/OpenJFX/Font+Setup" text:style-name="Internet_20_link" text:visited-style-name="Visited_20_Internet_20_Link">https://wiki.openjdk.java.net/display/OpenJFX/Font+Setup</text:a> </text:p>
      <text:p text:style-name="Text_20_body"><text:a xlink:type="simple" xlink:href="https://wiki.openjdk.java.net/display/OpenJFX/OpenJFX+on+the+Raspberry+Pi" text:style-name="Internet_20_link" text:visited-style-name="Visited_20_Internet_20_Link">https://wiki.openjdk.java.net/display/OpenJFX/OpenJFX+on+the+Raspberry+Pi</text:a> </text:p>
      <text:p text:style-name="Text_20_body"><text:a xlink:type="simple" xlink:href="https://wiki.openjdk.java.net/display/OpenJFX/Platforms" text:style-name="Internet_20_link" text:visited-style-name="Visited_20_Internet_20_Link">https://wiki.openjdk.java.net/display/OpenJFX/Platforms</text:a> </text:p>
      <text:p text:style-name="Text_20_body"><text:a xlink:type="simple" xlink:href="https://wiki.openjdk.java.net/display/OpenJFX/Touch+screen+calibration+on+embedded+platforms" text:style-name="Internet_20_link" text:visited-style-name="Visited_20_Internet_20_Link">https://wiki.openjdk.java.net/display/OpenJFX/Touch+screen+calibration+on+embedded+platforms</text:a> </text:p>
      <text:p text:style-name="Text_20_body"><text:a xlink:type="simple" xlink:href="https://openjfx.io/javadoc/11/" text:style-name="Internet_20_link" text:visited-style-name="Visited_20_Internet_20_Link">https://openjfx.io/javadoc/11/</text:a> </text:p>
      <text:h text:style-name="Heading_20_2" text:outline-level="2">Liberica jre</text:h>
      <text:p text:style-name="Text_20_body">Company</text:p>
      <text:p text:style-name="Text_20_body"><text:a xlink:type="simple" xlink:href="https://www.bell-sw.com/" text:style-name="Internet_20_link" text:visited-style-name="Visited_20_Internet_20_Link">https://www.bell-sw.com/</text:a> </text:p>
      <text:p text:style-name="Text_20_body">List of all releases</text:p>
      <text:p text:style-name="Text_20_body"><text:a xlink:type="simple" xlink:href="https://github.com/bell-sw/Liberica/releases/" text:style-name="Internet_20_link" text:visited-style-name="Visited_20_Internet_20_Link">https://github.com/bell-sw/Liberica/releases/</text:a> </text:p>
      <text:h text:style-name="Heading_20_2" text:outline-level="2">Azul Zulu</text:h>
      <text:p text:style-name="Text_20_body"><text:a xlink:type="simple" xlink:href="https://www.azul.com/downloads/zulu/" text:style-name="Internet_20_link" text:visited-style-name="Visited_20_Internet_20_Link">https://www.azul.com/downloads/zulu/</text:a> </text:p>
      <text:p text:style-name="Text_20_body"><text:a xlink:type="simple" xlink:href="https://www.azul.com/downloads/zulu/zulufx/" text:style-name="Internet_20_link" text:visited-style-name="Visited_20_Internet_20_Link">https://www.azul.com/downloads/zulu/zulufx/</text:a> </text:p>
      <text:p text:style-name="Text_20_body">kein arm</text:p>
      <text:h text:style-name="Heading_20_2" text:outline-level="2">Hints</text:h>
      <text:p text:style-name="Text_20_body">WorkEnvironement/Doc/Javarpi2_alarm.odt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Standard" style:auto-update="true">
      <style:paragraph-properties fo:margin-left="0.4cm" fo:margin-right="0cm" fo:text-indent="0.4cm" style:auto-text-indent="false"/>
      <style:text-properties style:font-name="Arial1" fo:font-size="10pt" fo:font-style="italic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06T22:35:05.87</meta:creation-date>
    <dc:date>2019-02-16T12:13:28.80</dc:date>
    <meta:editing-duration>P1DT2H14M18S</meta:editing-duration>
    <meta:editing-cycles>65</meta:editing-cycles>
    <meta:generator>OpenOffice/4.1.5$Win32 OpenOffice.org_project/415m1$Build-9789</meta:generator>
    <meta:document-statistic meta:table-count="0" meta:image-count="0" meta:object-count="0" meta:page-count="7" meta:paragraph-count="187" meta:word-count="776" meta:character-count="5265"/>
  </office:meta>
</office:document-meta>
</file>